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887866" officeooo:paragraph-rsid="00088be6" style:font-size-asian="12pt" style:font-weight-asian="bold" style:font-name-complex="Liberation Serif" style:font-size-complex="12pt" style:font-weight-complex="bold" loext:padding="0in" loext:border="non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887866" officeooo:paragraph-rsid="00088be6" style:font-size-asian="12pt" style:font-weight-asian="bold" style:font-name-complex="Liberation Serif" style:font-size-complex="12pt" style:font-weight-complex="bold"/>
    </style:style>
    <style:style style:name="P3" style:family="paragraph" style:parent-style-name="Standard">
      <style:text-properties fo:color="#000000" loext:opacity="100%" style:font-name="Liberation Serif" fo:font-size="12pt" officeooo:paragraph-rsid="0022a38d" style:font-size-asian="12pt" style:font-name-complex="Liberation Serif" style:font-size-complex="12pt"/>
    </style:style>
    <style:style style:name="P4" style:family="paragraph" style:parent-style-name="Text_20_body">
      <style:text-properties fo:color="#000000" loext:opacity="100%" style:font-name="Liberation Serif" fo:font-size="12pt" officeooo:paragraph-rsid="0022a38d" style:font-size-asian="12pt" style:font-name-complex="Liberation Serif" style:font-size-complex="12pt"/>
    </style:style>
    <style:style style:name="P5" style:family="paragraph" style:parent-style-name="Text_20_body">
      <style:text-properties fo:color="#000000" loext:opacity="100%" style:font-name="Liberation Serif" fo:font-size="12pt" officeooo:paragraph-rsid="00248d91" style:font-size-asian="12pt" style:font-name-complex="Liberation Serif" style:font-size-complex="12pt"/>
    </style:style>
    <style:style style:name="P6" style:family="paragraph" style:parent-style-name="Standard">
      <style:text-properties fo:color="#000000" loext:opacity="100%" style:font-name="Liberation Serif" fo:font-size="12pt" officeooo:paragraph-rsid="0020ac2c" style:font-size-asian="12pt" style:font-name-complex="Liberation Serif" style:font-size-complex="12pt"/>
    </style:style>
    <style:style style:name="P7" style:family="paragraph" style:parent-style-name="Standard">
      <style:text-properties fo:color="#000000" loext:opacity="100%" style:font-name="Liberation Serif" fo:font-size="12pt" fo:font-weight="normal" officeooo:rsid="008313e3" officeooo:paragraph-rsid="00088be6" style:font-size-asian="12pt" style:font-weight-asian="normal" style:font-name-complex="Liberation Serif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paragraph-rsid="00088be6" style:font-size-asian="12pt" style:font-name-complex="Liberation Serif" style:font-size-complex="12pt"/>
    </style:style>
    <style:style style:name="P9" style:family="paragraph" style:parent-style-name="Standard">
      <style:text-properties fo:color="#000000" loext:opacity="100%" style:font-name="Liberation Serif" fo:font-size="12pt" fo:font-weight="bold" officeooo:rsid="0020ac2c" officeooo:paragraph-rsid="0020ac2c" style:font-size-asian="12pt" style:font-weight-asian="bold" style:font-name-complex="Liberation Serif" style:font-size-complex="12pt" style:font-weight-complex="bold"/>
    </style:style>
    <style:style style:name="P10" style:family="paragraph" style:parent-style-name="Standard">
      <style:text-properties fo:color="#000000" loext:opacity="100%" style:font-name="Liberation Serif" fo:font-size="12pt" fo:font-weight="bold" officeooo:paragraph-rsid="0022a38d" style:font-size-asian="12pt" style:font-weight-asian="bold" style:font-name-complex="Liberation Serif" style:font-size-complex="12pt" style:font-weight-complex="bold"/>
    </style:style>
    <style:style style:name="P11" style:family="paragraph" style:parent-style-name="Text_20_body">
      <style:text-properties officeooo:paragraph-rsid="00248d91"/>
    </style:style>
    <style:style style:name="P12" style:family="paragraph" style:parent-style-name="Text_20_body">
      <style:text-properties officeooo:rsid="00248d91" officeooo:paragraph-rsid="00248d91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0ac2c" style:font-size-asian="12pt" style:font-name-complex="Liberation Serif" style:font-size-complex="12pt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2a38d" officeooo:paragraph-rsid="0022a38d" style:font-size-asian="12pt" style:font-name-complex="Liberation Serif" style:font-size-complex="12pt"/>
    </style:style>
    <style:style style:name="P15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22a38d" officeooo:paragraph-rsid="00248d91" style:font-size-asian="12pt" style:font-name-complex="Liberation Serif" style:font-size-complex="12pt"/>
    </style:style>
    <style:style style:name="P16" style:family="paragraph" style:parent-style-name="Heading_20_2">
      <style:text-properties fo:font-variant="normal" fo:text-transform="none" fo:color="#000000" loext:opacity="100%" style:font-name="Liberation Serif" fo:font-size="12pt" fo:letter-spacing="normal" fo:font-style="normal" fo:font-weight="bold" officeooo:rsid="0022a38d" officeooo:paragraph-rsid="0022a38d" style:font-size-asian="12pt" style:font-weight-asian="bold" style:font-name-complex="Liberation Serif" style:font-size-complex="12pt" style:font-weight-complex="bold"/>
    </style:style>
    <style:style style:name="P17" style:family="paragraph" style:parent-style-name="Heading_20_2">
      <style:text-properties fo:font-variant="normal" fo:text-transform="none" fo:color="#000000" loext:opacity="100%" style:font-name="Liberation Serif" fo:font-size="12pt" fo:letter-spacing="normal" fo:font-style="normal" fo:font-weight="bold" officeooo:rsid="0022a38d" officeooo:paragraph-rsid="00248d91" style:font-size-asian="12pt" style:font-weight-asian="bold" style:font-name-complex="Liberation Serif" style:font-size-complex="12pt" style:font-weight-complex="bold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2a38d" style:font-size-asian="12pt" style:font-name-complex="Liberation Serif" style:font-size-complex="12pt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weight="normal" officeooo:rsid="0022a38d" style:font-size-asian="12pt" style:font-name-complex="Liberation Serif" style:font-size-complex="12pt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22a38d"/>
    </style:style>
    <style:style style:name="T6" style:family="text">
      <style:text-properties fo:font-variant="normal" fo:text-transform="none" fo:letter-spacing="normal" fo:font-style="normal" fo:font-weight="normal" officeooo:rsid="0022a38d" style:font-style-complex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28690b"/>
    </style:style>
    <style:style style:name="T8" style:family="text">
      <style:text-properties fo:font-variant="normal" fo:text-transform="none" fo:letter-spacing="normal" fo:font-style="normal" officeooo:rsid="00887866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bold" officeooo:rsid="00887866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officeooo:rsid="0022a38d" style:font-weight-asian="bold" style:font-weight-complex="bold"/>
    </style:style>
    <style:style style:name="T11" style:family="text">
      <style:text-properties fo:font-variant="normal" fo:text-transform="none" fo:letter-spacing="normal" fo:font-style="normal" officeooo:rsid="0022a38d"/>
    </style:style>
    <style:style style:name="T12" style:family="text">
      <style:text-properties fo:font-variant="normal" fo:text-transform="none" fo:letter-spacing="normal" fo:font-style="italic" fo:font-weight="normal"/>
    </style:style>
    <style:style style:name="T13" style:family="text">
      <style:text-properties fo:font-weight="normal" officeooo:rsid="0027f03b" style:font-weight-asian="normal" style:font-weight-complex="normal"/>
    </style:style>
    <style:style style:name="T14" style:family="text">
      <style:text-properties fo:font-weight="bold" officeooo:rsid="0020ac2c" style:font-weight-asian="bold" style:font-weight-complex="bold"/>
    </style:style>
    <style:style style:name="T15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16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4.1327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g text:anchor-type="paragraph" draw:z-index="4" draw:name="Shape1" draw:style-name="gr1"><draw:frame draw:style-name="gr2" draw:text-style-name="P19" svg:width="0.428in" svg:height="0.1925in" svg:x="0in" svg:y="0.0008in"><draw:text-box><text:p text:style-name="P18"><text:span text:style-name="T15">Nama</text:span></text:p></draw:text-box></draw:frame><draw:frame draw:style-name="gr3" draw:text-style-name="P19" svg:width="1.0024in" svg:height="0.1925in" svg:x="0.9846in" svg:y="0.0008in"><draw:text-box><text:p text:style-name="P18"><text:span text:style-name="T15">: Eko Saputra</text:span></text:p></draw:text-box></draw:frame><draw:frame draw:style-name="gr4" draw:text-style-name="P19" svg:width="0.3449in" svg:height="0.1925in" svg:x="0in" svg:y="0.2217in"><draw:text-box><text:p text:style-name="P18"><text:span text:style-name="T15">NIM</text:span></text:p></draw:text-box></draw:frame><draw:frame draw:style-name="gr5" draw:text-style-name="P19" svg:width="0.8488in" svg:height="0.1925in" svg:x="0.9846in" svg:y="0.2217in"><draw:text-box><text:p text:style-name="P18"><text:span text:style-name="T15">: 201420001</text:span></text:p></draw:text-box></draw:frame><draw:frame draw:style-name="gr6" draw:text-style-name="P19" svg:width="0.6642in" svg:height="0.1925in" svg:x="0in" svg:y="0.4409in"><draw:text-box><text:p text:style-name="P18"><text:span text:style-name="T15">Fakultas </text:span></text:p></draw:text-box></draw:frame><draw:frame draw:style-name="gr7" draw:text-style-name="P19" svg:width="1.224in" svg:height="0.1925in" svg:x="0.9846in" svg:y="0.4409in"><draw:text-box><text:p text:style-name="P18"><text:span text:style-name="T15">: Ilmu Komputer</text:span></text:p></draw:text-box></draw:frame><draw:frame draw:style-name="gr8" draw:text-style-name="P19" svg:width="1.4689in" svg:height="0.3843in" svg:x="0in" svg:y="0.6618in"><draw:text-box><text:p text:style-name="P18"><text:span text:style-name="T15">Prodi</text:span></text:p><text:p text:style-name="P18"><text:span text:style-name="T15">Kelas</text:span><text:span text:style-name="T15"><text:tab/></text:span><text:span text:style-name="T15"><text:tab/></text:span><text:span text:style-name="T15"><text:tab/></text:span><text:span text:style-name="T15">: IF4A</text:span></text:p></draw:text-box></draw:frame><draw:frame draw:style-name="gr9" draw:text-style-name="P19" svg:width="1.5213in" svg:height="0.1925in" svg:x="0.9846in" svg:y="0.6618in"><draw:text-box><text:p text:style-name="P18"><text:span text:style-name="T15">: Teknik Informatika</text:span></text:p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1. Straming Video/Music</text:p>
      <text:p text:style-name="P6"><text:span text:style-name="T14"><text:tab/></text:span><text:span text:style-name="T13">A</text:span><text:span text:style-name="T4">plikasiakan menyuguhkan konten-konten rekomendasi berdasarkan riwayat atau rekam jejak dari penelusuran yang kamu lakukan.</text:span></text:p>
      <text:p text:style-name="P13"/>
      <text:p text:style-name="P10"><text:span text:style-name="T11">2.</text:span><text:span text:style-name="T3">Search Engine</text:span></text:p>
      <text:p text:style-name="P3"><text:span text:style-name="T5"><text:tab/></text:span><text:span text:style-name="T4">AI pada </text:span><text:span text:style-name="T12">search engine </text:span><text:span text:style-name="T4">terletak pada sistem dalam mempelajari kebiasaan para penggunanya. Biasanya AI akan memberikan berita atau informasi kepada pengguna sesuai dengan kebiasaan mereka saat mencari informasi.</text:span></text:p>
      <text:p text:style-name="P4"><text:line-break/><text:span text:style-name="T10">3. Fitur Selfie</text:span></text:p>
      <text:p text:style-name="P4"><text:span text:style-name="T5"><text:tab/></text:span><text:span text:style-name="T7">T</text:span><text:span text:style-name="T5">eknologi kecerdasan buatan (AI) berupa deteksi wajah, kualitas, dan warna.</text:span></text:p>
      <text:h text:style-name="P16" text:outline-level="2">4. GPS</text:h>
      <text:p text:style-name="P5"><text:span text:style-name="T5"><text:tab/>Layanan GPS lainnya yang menggunakan kecerdasan buatan adalah fitur melihat posisi di dunia secara real 3 dimensi. Pembuatan rute GPS dilakukan oleh mobil yang mengelilingi dunia untuk mengambil gambar dengan kamera 360</text:span><text:span text:style-name="T6">०</text:span><text:span text:style-name="T5">.</text:span></text:p>
      <text:h text:style-name="P17" text:outline-level="2">5. Pemesanan Ojek Online</text:h>
      <text:p text:style-name="P15"><text:tab/>Driver dapat menentukan jam kerjanya sendiri tanpa perlu tertekan oleh jadwal kerja yang panjang.</text:p>
      <text:h text:style-name="P17" text:outline-level="2">6. Video Game</text:h>
      <text:p text:style-name="P11"><text:span text:style-name="T1"><text:tab/>Mayoritas </text:span><text:span text:style-name="Emphasis"><text:span text:style-name="T2">game developer </text:span></text:span><text:span text:style-name="T1">menggunakan kecerdasan buatan berupa program yang dapat membaca teknik dari permainan </text:span><text:span text:style-name="Emphasis"><text:span text:style-name="T2">user</text:span></text:span><text:span text:style-name="T1">. Kemudian AI akan menyesuaikan cara melawan </text:span><text:span text:style-name="Emphasis"><text:span text:style-name="T2">user </text:span></text:span><text:span text:style-name="T1">dengan tingkat level yang berbeda-beda.</text:span></text:p>
      <text:h text:style-name="P17" text:outline-level="2">7. Internet Marketing</text:h>
      <text:p text:style-name="P11"><text:span text:style-name="T1"><text:tab/>Melalui </text:span><text:span text:style-name="Emphasis"><text:span text:style-name="T2">internet marketing</text:span></text:span><text:span text:style-name="T1">, iklan secara otomatis akan tersebar ke </text:span><text:span text:style-name="Emphasis"><text:span text:style-name="T2">user </text:span></text:span><text:span text:style-name="T1">yang sesuai dengan segmentasi pasar. AI akan bekerja untuk memberikan iklan kepada </text:span><text:span text:style-name="Emphasis"><text:span text:style-name="T2">user </text:span></text:span><text:span text:style-name="T1">berdasarkan riwayat atau rekam jejak pengguna.</text:span></text:p>
      <text:h text:style-name="P17" text:outline-level="2">8. Media Sosial</text:h>
      <text:p text:style-name="P15"><text:tab/>Salah satunya adalah pertemenanan berdasarkan nomor kontak yang kamu simpan. Biasanya kamu sering menemukan kontak teman kamu tanpa sengaja, padahal kamu tidak memintanya.</text:p>
      <text:p text:style-name="P15"/>
      <text:h text:style-name="P17" text:outline-level="2"><text:soft-page-break/>9. Translator</text:h>
      <text:p text:style-name="P12"><text:span text:style-name="T1"><text:tab/></text:span><text:span text:style-name="Emphasis"><text:span text:style-name="T2">Translator </text:span></text:span><text:span text:style-name="T1">masa kini sudah memiliki kecanggihan berupa </text:span><text:span text:style-name="Emphasis"><text:span text:style-name="T2">voice record</text:span></text:span><text:span text:style-name="T1">. Kamu cukup merekam suara kamu, lalu </text:span><text:span text:style-name="Emphasis"><text:span text:style-name="T2">translator </text:span></text:span><text:span text:style-name="T1">akan menerjemahkannya ke bahasa yang kamu pilih.</text:span></text:p>
      <text:h text:style-name="P17" text:outline-level="2">10. Belanja Online</text:h>
      <text:p text:style-name="P12"><text:span text:style-name="T1"><text:tab/>Aplikasi AI pada </text:span><text:span text:style-name="Emphasis"><text:span text:style-name="T2">online shop </text:span></text:span><text:span text:style-name="T1">biasanya ditemukan pada rekomendasi produk yang ditampilkan pada beranda. Rekomendasi tersebut bersumber dari program yang selalu mempelajari kebiasaan kamu dalam mencari atau membeli suatu produk.</text:span></text:p>
      <text:p text:style-name="P14"/>
      <text:p text:style-name="P7"/>
      <text:p text:style-name="P7"/>
      <text:p text:style-name="P7"/>
      <text:p text:style-name="P8"><text:span text:style-name="T8"><text:tab/></text:span><text:span text:style-name="T9"><text:line-break/>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4.1327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1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3" draw:name="Shape2" draw:style-name="Mgr2" draw:text-style-name="MP3" svg:width="4.1331in" svg:height="0.3843in" svg:x="0.0839in" svg:y="0.0008in"><draw:text-box><text:p text:style-name="MP2"><text:span text:style-name="MT1"><text:s text:c="2"/></text:span><text:span text:style-name="MT1">Eko Saputra | KECERDASAN BUATAN SM4 14MAR2022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2-03-14T09:46:01.549535737</dc:date>
    <meta:editing-duration>PT47M36S</meta:editing-duration>
    <meta:editing-cycles>33</meta:editing-cycles>
    <meta:document-statistic meta:table-count="0" meta:image-count="0" meta:object-count="0" meta:page-count="2" meta:paragraph-count="21" meta:word-count="258" meta:character-count="1873" meta:non-whitespace-character-count="1621"/>
  </office:meta>
</office:document-meta>
</file>